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rsid="00002605" officeooo:paragraph-rsid="00002605"/>
    </style:style>
    <style:style style:name="P3" style:family="paragraph" style:parent-style-name="Standard">
      <style:text-properties fo:language="fr" fo:country="FR" officeooo:rsid="00002605" officeooo:paragraph-rsid="00078fd9"/>
    </style:style>
    <style:style style:name="P4" style:family="paragraph" style:parent-style-name="Standard">
      <style:text-properties fo:language="fr" fo:country="FR" officeooo:rsid="00019691" officeooo:paragraph-rsid="00019691"/>
    </style:style>
    <style:style style:name="P5" style:family="paragraph" style:parent-style-name="Standard">
      <style:text-properties fo:language="fr" fo:country="FR" officeooo:rsid="00039bed" officeooo:paragraph-rsid="00039bed"/>
    </style:style>
    <style:style style:name="P6" style:family="paragraph" style:parent-style-name="Standard">
      <style:text-properties fo:language="fr" fo:country="FR" officeooo:rsid="0008d152" officeooo:paragraph-rsid="0008d152"/>
    </style:style>
    <style:style style:name="P7" style:family="paragraph" style:parent-style-name="Standard">
      <style:text-properties fo:language="fr" fo:country="FR" officeooo:rsid="00063132" officeooo:paragraph-rsid="00078fd9"/>
    </style:style>
    <style:style style:name="P8" style:family="paragraph" style:parent-style-name="Standard">
      <style:text-properties fo:language="fr" fo:country="FR" officeooo:rsid="000daaa2" officeooo:paragraph-rsid="000daaa2"/>
    </style:style>
    <style:style style:name="P9" style:family="paragraph" style:parent-style-name="Standard">
      <style:text-properties fo:color="#c9211e" fo:language="fr" fo:country="FR"/>
    </style:style>
    <style:style style:name="P10" style:family="paragraph" style:parent-style-name="Standard">
      <style:text-properties fo:language="fr" fo:country="FR" officeooo:rsid="00019691" officeooo:paragraph-rsid="000fcbf4"/>
    </style:style>
    <style:style style:name="T1" style:family="text">
      <style:text-properties officeooo:rsid="00002605"/>
    </style:style>
    <style:style style:name="T2" style:family="text">
      <style:text-properties officeooo:rsid="00039bed"/>
    </style:style>
    <style:style style:name="T3" style:family="text">
      <style:text-properties officeooo:rsid="0004cc81"/>
    </style:style>
    <style:style style:name="T4" style:family="text">
      <style:text-properties officeooo:rsid="00063132"/>
    </style:style>
    <style:style style:name="T5" style:family="text">
      <style:text-properties officeooo:rsid="0008d152"/>
    </style:style>
    <style:style style:name="T6" style:family="text">
      <style:text-properties officeooo:rsid="000fcbf4"/>
    </style:style>
    <style:style style:name="T7" style:family="text">
      <style:text-properties officeooo:rsid="00133590"/>
    </style:style>
    <style:style style:name="T8" style:family="text">
      <style:text-properties fo:font-style="italic" officeooo:rsid="000fcbf4"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je vous rappelle que le rendu est dans 15 jours, que vous devez un maximum avancer votre site, qu'en parallèle vous devez proposer un modèle relationnel qui représente l'organisation de vos données et un compte rendu qui l'explique</text:p>
      <text:p text:style-name="P1"/>
      <text:p text:style-name="P1"/>
      <text:p text:style-name="P1"/>
      <text:p text:style-name="P1"/>
      <text:p text:style-name="P1"/>
      <text:p text:style-name="P1"/>
      <text:p text:style-name="P1"/>
      <text:p text:style-name="P1"/>
      <text:p text:style-name="P1"/>
      <text:p text:style-name="P4">Préambule</text:p>
      <text:p text:style-name="P4"/>
      <text:p text:style-name="P10">Nous avons essayé de construire un site sécurisé et le plus robuste possible face aux attaques XSS, aux injections SQL <text:span text:style-name="T6">et à diverses attaques, notamment l’exécution de code PHP via les images, comme donner </text:span><text:span text:style-name="T8">http://os-vps418.infomaniak.ch/etu_info/info_1_gr_1/?page=deconnection</text:span><text:span text:style-name="T6"> comme URL d’image de sujet par exemple</text:span>. <text:span text:style-name="T7">À propos de cette dernière faille, les connaisseurs pourront toujours utiliser des alias HTML ou écrire l’URL en hexadécimal, nous ne sommes malheureusement pas tout à fait à l’abri.</text:span></text:p>
      <text:p text:style-name="P10"/>
      <text:p text:style-name="P10">Nous avons de plus essayé de penser à l’avenir, et de faciliter l’ajout de nouvelles fonctionnalités sans avoir à convertir l’intégralité des données de la base de donnée. Nous allons donc vous détailler certains choix d’implémentation de notre base de donnée.</text:p>
      <text:p text:style-name="P1"/>
      <text:p text:style-name="P1">– <text:span text:style-name="T1">Utilisateur</text:span></text:p>
      <text:p text:style-name="P1"/>
      <text:p text:style-name="P3">La pièce maîtresse de ce projet est l’utilisateur. Chaque utilisateur est unique par son login et par son id, qui lui est attribué de manière automatique. Nous souhaitions en effet dissocier le nom d’utilisateur et l’identifiant interne, afin de laisser la possibilité théorique d’un changement de nom d’utilisateur, ou de plusieurs utilisateurs ayant le même nom sans trop de conflits. <text:span text:style-name="T4">Autre avantage à avoir un id : l’uniformisation des tables, toutes désignables par un id de même type (entier).</text:span></text:p>
      <text:p text:style-name="P7">À des fins de sécurité, nous stockons dans la base de donnée un sel et le hash de l’union de ce sel et du mot de passe, évitant ainsi de garder en clair le mot de passe de l’utilisateur.</text:p>
      <text:p text:style-name="P2"/>
      <text:p text:style-name="P2">– <text:span text:style-name="T2">Sujet</text:span></text:p>
      <text:p text:style-name="P2"/>
      <text:p text:style-name="P5">Chaque sujet a un identifiant unique, un titre limité à 100 caractères, une description illimitée, un chemin vers une image ainsi qu’une référence vers l’identifiant de son créateur.</text:p>
      <text:p text:style-name="P5"/>
      <text:p text:style-name="P5">– Message</text:p>
      <text:p text:style-name="P5"/>
      <text:p text:style-name="P5">Chaque message a l’identifiant de sa source et de sa destination, laissant donc l’éventualité de pouvoir envoyer des messages à d’autres utilisateurs sans devoir changer trop d’informations dans la base de donnée, ainsi qu’un timestamp précisant la date et l’heure de l’émission d’un message. Dans notre implémentation, aucun message n’est vraiment supprimé, seule une variable booléenne est changée. Le site n’est plus vraiment aux normes GDPR mais au prix d’une meilleure traçabilité permettant par exemple de résoudre des problèmes de harcèlement ou d’injures.</text:p>
      <text:p text:style-name="P5"/>
      <text:p text:style-name="P5"><text:soft-page-break/>– Spécialités et compétences</text:p>
      <text:p text:style-name="P5"/>
      <text:p text:style-name="P5">Afin d’éviter les doublons, il n’existera qu’un nombre limité de spécialités, avec un nom associé et possiblement d’autres attributs à l’avenir. <text:span text:style-name="T3">Chaque utilisateur est relié à un certain nombre de spécialités via une table Competence, qui associe seulement les id.</text:span></text:p>
      <text:p text:style-name="P5"/>
      <text:p text:style-name="P5">– <text:span text:style-name="T5">Actions</text:span></text:p>
      <text:p text:style-name="P5"/>
      <text:p text:style-name="P6">Chaque action a un nom et un nombre de points associé afin de ne pas hard-coder les valeurs de chaque action. Nous avons aussi ajouté une table des associations entre chaque action et chaque utilisateur. Cette table n’est pas vitale (nous aurions juste pu ajouter les points à l’utilisateur), mais là encore cette table permet plus de traçabilité (même s’il n’y a pas de date) et surtout permettrait en théorie de pouvoir modifier la valeur d’une action et de pouvoir recalculer les points de chaque utilisateur, impossible sans cette table.</text:p>
      <text:p text:style-name="P5"/>
      <text:p text:style-name="P5"/>
      <text:p text:style-name="P5"/>
      <text:p text:style-name="P8">PHP</text:p>
      <text:p text:style-name="P8"/>
      <text:p text:style-name="P8">Quelques vérifications côté serveur : taille min et max du login et du titre des suj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20-04-02T22:23:59.245000000</dc:date>
    <meta:editing-duration>PT28M44S</meta:editing-duration>
    <meta:editing-cycles>15</meta:editing-cycles>
    <meta:document-statistic meta:table-count="0" meta:image-count="0" meta:object-count="0" meta:page-count="2" meta:paragraph-count="17" meta:word-count="534" meta:character-count="3389" meta:non-whitespace-character-count="2867"/>
  </office:meta>
</office:document-meta>
</file>